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curses.h&gt;</text:p>
      <text:p text:style-name="Standard">#include&lt;iostream&gt;</text:p>
      <text:p text:style-name="Standard">#include&lt;string.h&gt;</text:p>
      <text:p text:style-name="Standard">using namespace std;</text:p>
      <text:p text:style-name="Standard">struct BpTreeNode</text:p>
      <text:p text:style-name="Standard">{</text:p>
      <text:p text:style-name="Standard"><text:s text:c="4"/>char *data;</text:p>
      <text:p text:style-name="Standard"><text:s text:c="4"/>BpTreeNode **child_ptr;</text:p>
      <text:p text:style-name="Standard"><text:s text:c="4"/>bool leaf;</text:p>
      <text:p text:style-name="Standard"><text:s text:c="4"/>int n;</text:p>
      <text:p text:style-name="Standard">};</text:p>
      <text:p text:style-name="Standard">struct BpTreeNode *root = NULL, *node_pointer = NULL, *x = NULL;</text:p>
      <text:p text:style-name="Standard">BpTreeNode * init()</text:p>
      <text:p text:style-name="Standard">{</text:p>
      <text:p text:style-name="Standard"><text:s text:c="4"/>int i;</text:p>
      <text:p text:style-name="Standard"><text:s text:c="4"/>node_pointer = new BpTreeNode;</text:p>
      <text:p text:style-name="Standard"><text:s text:c="4"/>node_pointer-&gt;data = new char[4];</text:p>
      <text:p text:style-name="Standard"><text:s text:c="4"/>node_pointer-&gt;child_ptr = new BpTreeNode *[5];</text:p>
      <text:p text:style-name="Standard"><text:s text:c="4"/>node_pointer-&gt;leaf = true;</text:p>
      <text:p text:style-name="Standard"><text:s text:c="4"/>node_pointer-&gt;n = 0;</text:p>
      <text:p text:style-name="Standard"><text:s text:c="4"/>for (i = 0; i &lt; 5; i++)</text:p>
      <text:p text:style-name="Standard"><text:s text:c="4"/>{</text:p>
      <text:p text:style-name="Standard"><text:s text:c="8"/>node_pointer-&gt;child_ptr[i] = NULL;</text:p>
      <text:p text:style-name="Standard"><text:s text:c="4"/>}</text:p>
      <text:p text:style-name="Standard"><text:s text:c="4"/>return node_pointer;</text:p>
      <text:p text:style-name="Standard">}</text:p>
      <text:p text:style-name="Standard"/>
      <text:p text:style-name="Standard">void print( BpTreeNode <text:s/>*p)</text:p>
      <text:p text:style-name="Standard">{</text:p>
      <text:p text:style-name="Standard"><text:s text:c="4"/>//cout&lt;&lt;endl;</text:p>
      <text:p text:style-name="Standard"><text:s text:c="4"/>int i;</text:p>
      <text:p text:style-name="Standard"><text:s text:c="4"/>for (i = 0; i &lt; p-&gt;n; i++)</text:p>
      <text:p text:style-name="Standard"><text:s text:c="4"/>{</text:p>
      <text:p text:style-name="Standard"><text:s text:c="8"/>if (p-&gt;leaf == false)</text:p>
      <text:p text:style-name="Standard"><text:s text:c="8"/>{</text:p>
      <text:p text:style-name="Standard"><text:s text:c="12"/>print(p-&gt;child_ptr[i]);</text:p>
      <text:p text:style-name="Standard"><text:s text:c="8"/>}</text:p>
      <text:p text:style-name="Standard"><text:s text:c="8"/>cout &lt;&lt; " " &lt;&lt; p-&gt;data[i];</text:p>
      <text:p text:style-name="Standard"><text:s text:c="4"/>} </text:p>
      <text:p text:style-name="Standard"><text:s text:c="4"/>if (p-&gt;leaf == false)</text:p>
      <text:p text:style-name="Standard"><text:s text:c="4"/>{</text:p>
      <text:p text:style-name="Standard"><text:s text:c="8"/>print(p-&gt;child_ptr[i]);</text:p>
      <text:p text:style-name="Standard"><text:s text:c="4"/>}</text:p>
      <text:p text:style-name="Standard"><text:s text:c="4"/>//cout&lt;&lt;endl;</text:p>
      <text:p text:style-name="Standard">}</text:p>
      <text:p text:style-name="Standard">void sort(char *p, int n)</text:p>
      <text:p text:style-name="Standard">{</text:p>
      <text:p text:style-name="Standard"><text:s text:c="4"/>int i, j, temp;</text:p>
      <text:p text:style-name="Standard"><text:s text:c="4"/>for (i = 0; i &lt; n; i++)</text:p>
      <text:p text:style-name="Standard"><text:s text:c="4"/>{</text:p>
      <text:p text:style-name="Standard"><text:s text:c="8"/>for (j = i; j &lt;= n; j++)</text:p>
      <text:p text:style-name="Standard"><text:soft-page-break/><text:s text:c="8"/>{</text:p>
      <text:p text:style-name="Standard"><text:s text:c="12"/>if (p[i] &gt; p[j])</text:p>
      <text:p text:style-name="Standard"><text:s text:c="12"/>{</text:p>
      <text:p text:style-name="Standard"><text:s text:c="16"/>temp = p[i];</text:p>
      <text:p text:style-name="Standard"><text:s text:c="16"/>p[i] = p[j];</text:p>
      <text:p text:style-name="Standard"><text:s text:c="16"/>p[j] = temp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int split_child( BpTreeNode <text:s/>*x, int i)</text:p>
      <text:p text:style-name="Standard">{</text:p>
      <text:p text:style-name="Standard"><text:s text:c="4"/>int j, mid;</text:p>
      <text:p text:style-name="Standard"><text:s text:c="4"/>BpTreeNode *node_p1, *node_p3, *y;</text:p>
      <text:p text:style-name="Standard"><text:s text:c="4"/>node_p3 = init();</text:p>
      <text:p text:style-name="Standard"><text:s text:c="4"/>node_p3-&gt;leaf = true;</text:p>
      <text:p text:style-name="Standard"><text:s text:c="4"/>if (i == -1)</text:p>
      <text:p text:style-name="Standard"><text:s text:c="4"/>{</text:p>
      <text:p text:style-name="Standard"><text:s text:c="8"/>mid = x-&gt;data[2];</text:p>
      <text:p text:style-name="Standard"><text:s text:c="8"/>x-&gt;data[2] = 0;</text:p>
      <text:p text:style-name="Standard"><text:s text:c="8"/>x-&gt;n--;</text:p>
      <text:p text:style-name="Standard"><text:s text:c="8"/>node_p1 = init();</text:p>
      <text:p text:style-name="Standard"><text:s text:c="8"/>node_p1-&gt;leaf = false;</text:p>
      <text:p text:style-name="Standard"><text:s text:c="8"/>x-&gt;leaf = true;</text:p>
      <text:p text:style-name="Standard"><text:s text:c="8"/>for (j = 3; j &lt; 4; j++)</text:p>
      <text:p text:style-name="Standard"><text:s text:c="8"/>{</text:p>
      <text:p text:style-name="Standard"><text:s text:c="12"/>node_p3-&gt;data[j - 3] = x-&gt;data[j];</text:p>
      <text:p text:style-name="Standard"><text:s text:c="12"/>node_p3-&gt;child_ptr[j - 3] = x-&gt;child_ptr[j];</text:p>
      <text:p text:style-name="Standard"><text:s text:c="12"/>node_p3-&gt;n++;</text:p>
      <text:p text:style-name="Standard"><text:s text:c="12"/>x-&gt;data[j] = 0;</text:p>
      <text:p text:style-name="Standard"><text:s text:c="12"/>x-&gt;n--;</text:p>
      <text:p text:style-name="Standard"><text:s text:c="8"/>}</text:p>
      <text:p text:style-name="Standard"><text:s text:c="8"/>for(j = 0; j &lt; 5; j++)</text:p>
      <text:p text:style-name="Standard"><text:s text:c="8"/>{</text:p>
      <text:p text:style-name="Standard"><text:s text:c="12"/>x-&gt;child_ptr[j] = NULL;</text:p>
      <text:p text:style-name="Standard"><text:s text:c="8"/>}</text:p>
      <text:p text:style-name="Standard"><text:s text:c="8"/>node_p1-&gt;data[0] = mid;</text:p>
      <text:p text:style-name="Standard"><text:s text:c="8"/>node_p1-&gt;child_ptr[node_p1-&gt;n] = x;</text:p>
      <text:p text:style-name="Standard"><text:s text:c="8"/>node_p1-&gt;child_ptr[node_p1-&gt;n + 1] = node_p3;</text:p>
      <text:p text:style-name="Standard"><text:s text:c="8"/>node_p1-&gt;n++;</text:p>
      <text:p text:style-name="Standard"><text:s text:c="8"/>root = node_p1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y = x-&gt;child_ptr[i];</text:p>
      <text:p text:style-name="Standard"><text:s text:c="8"/>mid = y-&gt;data[2];</text:p>
      <text:p text:style-name="Standard"><text:s text:c="8"/>y-&gt;data[2] = 0;</text:p>
      <text:p text:style-name="Standard"><text:s text:c="8"/>y-&gt;n--;</text:p>
      <text:p text:style-name="Standard"><text:s text:c="8"/>for (j = 3; j &lt; 4; j++)</text:p>
      <text:p text:style-name="Standard"><text:s text:c="8"/>{</text:p>
      <text:p text:style-name="Standard"><text:s text:c="12"/>node_p3-&gt;data[j - 3] = y-&gt;data[j];</text:p>
      <text:p text:style-name="Standard"><text:soft-page-break/><text:s text:c="12"/>node_p3-&gt;n++;</text:p>
      <text:p text:style-name="Standard"><text:s text:c="12"/>y-&gt;data[j] = 0;</text:p>
      <text:p text:style-name="Standard"><text:s text:c="12"/>y-&gt;n--;</text:p>
      <text:p text:style-name="Standard"><text:s text:c="8"/>}</text:p>
      <text:p text:style-name="Standard"><text:s text:c="8"/>x-&gt;child_ptr[i + 1] = y;</text:p>
      <text:p text:style-name="Standard"><text:s text:c="8"/>x-&gt;child_ptr[i + 1] = node_p3; </text:p>
      <text:p text:style-name="Standard"><text:s text:c="4"/>}</text:p>
      <text:p text:style-name="Standard"><text:s text:c="4"/>return mid;</text:p>
      <text:p text:style-name="Standard">}</text:p>
      <text:p text:style-name="Standard">void insert(char a)</text:p>
      <text:p text:style-name="Standard">{</text:p>
      <text:p text:style-name="Standard"><text:s text:c="4"/>int i, temp;</text:p>
      <text:p text:style-name="Standard"><text:s text:c="4"/>x = root;</text:p>
      <text:p text:style-name="Standard"><text:s text:c="4"/>if (x == NULL)</text:p>
      <text:p text:style-name="Standard"><text:s text:c="4"/>{</text:p>
      <text:p text:style-name="Standard"><text:s text:c="8"/>root = init();</text:p>
      <text:p text:style-name="Standard"><text:s text:c="8"/>x = root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if (x-&gt;leaf == true &amp;&amp; x-&gt;n == 4)</text:p>
      <text:p text:style-name="Standard"><text:s text:c="8"/>{</text:p>
      <text:p text:style-name="Standard"><text:s text:c="12"/>temp = split_child(x, -1);</text:p>
      <text:p text:style-name="Standard"><text:s text:c="12"/>x = root;</text:p>
      <text:p text:style-name="Standard"><text:s text:c="12"/>for (i = 0; i &lt; (x-&gt;n); i++)</text:p>
      <text:p text:style-name="Standard"><text:s text:c="12"/>{</text:p>
      <text:p text:style-name="Standard"><text:s text:c="16"/>if ((a &gt; x-&gt;data[i]) &amp;&amp; (a &lt; x-&gt;data[i + 1]))</text:p>
      <text:p text:style-name="Standard"><text:s text:c="16"/>{</text:p>
      <text:p text:style-name="Standard"><text:s text:c="20"/>i++;</text:p>
      <text:p text:style-name="Standard"><text:s text:c="20"/>break;</text:p>
      <text:p text:style-name="Standard"><text:s text:c="16"/>}</text:p>
      <text:p text:style-name="Standard"><text:s text:c="16"/>else if (a &lt; x-&gt;data[0])</text:p>
      <text:p text:style-name="Standard"><text:s text:c="16"/>{</text:p>
      <text:p text:style-name="Standard"><text:s text:c="20"/>break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continue;</text:p>
      <text:p text:style-name="Standard"><text:s text:c="16"/>}</text:p>
      <text:p text:style-name="Standard"><text:s text:c="12"/>}</text:p>
      <text:p text:style-name="Standard"><text:s text:c="12"/>x = x-&gt;child_ptr[i]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while (x-&gt;leaf == false)</text:p>
      <text:p text:style-name="Standard"><text:s text:c="12"/>{</text:p>
      <text:p text:style-name="Standard"><text:s text:c="12"/>for (i = 0; i &lt; (x-&gt;n); i++)</text:p>
      <text:p text:style-name="Standard"><text:s text:c="12"/>{</text:p>
      <text:p text:style-name="Standard"><text:s text:c="16"/>if ((a &gt; x-&gt;data[i]) &amp;&amp; (a &lt; x-&gt;data[i + 1]))</text:p>
      <text:p text:style-name="Standard"><text:s text:c="16"/>{</text:p>
      <text:p text:style-name="Standard"><text:s text:c="20"/>i++;</text:p>
      <text:p text:style-name="Standard"><text:s text:c="20"/>break;</text:p>
      <text:p text:style-name="Standard"><text:soft-page-break/><text:s text:c="16"/>}</text:p>
      <text:p text:style-name="Standard"><text:s text:c="16"/>else if (a &lt; x-&gt;data[0])</text:p>
      <text:p text:style-name="Standard"><text:s text:c="16"/>{</text:p>
      <text:p text:style-name="Standard"><text:s text:c="20"/>break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continue;</text:p>
      <text:p text:style-name="Standard"><text:s text:c="16"/>}</text:p>
      <text:p text:style-name="Standard"><text:s text:c="12"/>}</text:p>
      <text:p text:style-name="Standard"><text:s text:c="16"/>if ((x-&gt;child_ptr[i])-&gt;n == 4)</text:p>
      <text:p text:style-name="Standard"><text:s text:c="16"/>{</text:p>
      <text:p text:style-name="Standard"><text:s text:c="20"/>temp = split_child(x, i);</text:p>
      <text:p text:style-name="Standard"><text:s text:c="20"/>x-&gt;data[x-&gt;n] = temp;</text:p>
      <text:p text:style-name="Standard"><text:s text:c="20"/>x-&gt;n++;</text:p>
      <text:p text:style-name="Standard"><text:s text:c="20"/>continue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x = x-&gt;child_ptr[i]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x-&gt;data[x-&gt;n] = a;</text:p>
      <text:p text:style-name="Standard"><text:s text:c="4"/>sort(x-&gt;data, x-&gt;n);</text:p>
      <text:p text:style-name="Standard"><text:s text:c="4"/>x-&gt;n++;</text:p>
      <text:p text:style-name="Standard">}</text:p>
      <text:p text:style-name="Standard"/>
      <text:p text:style-name="Standard">int search( BpTreeNode <text:s/>*p,char k)</text:p>
      <text:p text:style-name="Standard">{</text:p>
      <text:p text:style-name="Standard"><text:s text:c="4"/>//cout&lt;&lt;endl;</text:p>
      <text:p text:style-name="Standard"><text:s text:c="4"/>int i;</text:p>
      <text:p text:style-name="Standard"><text:s text:c="4"/>for (i = 0; i &lt; p-&gt;n; i++)</text:p>
      <text:p text:style-name="Standard"><text:s text:c="4"/>{</text:p>
      <text:p text:style-name="Standard"><text:s text:c="8"/>if (p-&gt;leaf == false)</text:p>
      <text:p text:style-name="Standard"><text:s text:c="8"/>{</text:p>
      <text:p text:style-name="Standard"><text:s text:c="12"/>search(p-&gt;child_ptr[i],k);</text:p>
      <text:p text:style-name="Standard"><text:s text:c="8"/>}</text:p>
      <text:p text:style-name="Standard"><text:s text:c="8"/>if(p-&gt;data[i]==k)</text:p>
      <text:p text:style-name="Standard"><text:s text:c="12"/>return 1;</text:p>
      <text:p text:style-name="Standard"><text:s text:c="8"/>if(p-&gt;data[i]!=k &amp;&amp; i==4)</text:p>
      <text:p text:style-name="Standard"><text:s text:c="12"/>return 0;</text:p>
      <text:p text:style-name="Standard"><text:s text:c="8"/>//cout &lt;&lt; " " &lt;&lt; p-&gt;data[i];</text:p>
      <text:p text:style-name="Standard"><text:s text:c="4"/>} </text:p>
      <text:p text:style-name="Standard"><text:s text:c="4"/>if (p-&gt;leaf == false)</text:p>
      <text:p text:style-name="Standard"><text:s text:c="4"/>{</text:p>
      <text:p text:style-name="Standard"><text:s text:c="8"/>search(p-&gt;child_ptr[i],k);</text:p>
      <text:p text:style-name="Standard"><text:s text:c="4"/>}</text:p>
      <text:p text:style-name="Standard"><text:s text:c="4"/>//cout&lt;&lt;endl;</text:p>
      <text:p text:style-name="Standard"><text:s text:c="4"/>//eturn 0;</text:p>
      <text:p text:style-name="Standard"/>
      <text:p text:style-name="Standard"><text:soft-page-break/>}</text:p>
      <text:p text:style-name="Standard"/>
      <text:p text:style-name="Standard">int main()</text:p>
      <text:p text:style-name="Standard">{</text:p>
      <text:p text:style-name="Standard"><text:s text:c="4"/>int i, n,s;</text:p>
      <text:p text:style-name="Standard"><text:s text:c="4"/>char t,num;</text:p>
      <text:p text:style-name="Standard"><text:s text:c="4"/>cout&lt;&lt;"enter the no of charcters to be inserted\n";</text:p>
      <text:p text:style-name="Standard"><text:s text:c="4"/>cin&gt;&gt;n;</text:p>
      <text:p text:style-name="Standard"><text:s text:c="4"/>for(i = 0; i &lt; n; i++)</text:p>
      <text:p text:style-name="Standard"><text:s text:c="4"/>{</text:p>
      <text:p text:style-name="Standard"><text:s text:c="8"/>cout&lt;&lt;"enter the alphabet : ";</text:p>
      <text:p text:style-name="Standard"><text:s text:c="8"/>cin&gt;&gt;t;</text:p>
      <text:p text:style-name="Standard"><text:s text:c="8"/>insert(t);//insering into the tree</text:p>
      <text:p text:style-name="Standard"><text:s text:c="8"/>//cout&lt;&lt;endl;</text:p>
      <text:p text:style-name="Standard"><text:s text:c="4"/>}</text:p>
      <text:p text:style-name="Standard"><text:s text:c="4"/>cout&lt;&lt;"Traversal of constructed tree :\n";</text:p>
      <text:p text:style-name="Standard"><text:s text:c="4"/>print(root);//print all the records currently present in the tree.</text:p>
      <text:p text:style-name="Standard"><text:s text:c="4"/>//getch();</text:p>
      <text:p text:style-name="Standard"><text:s text:c="4"/>cout&lt;&lt;endl;</text:p>
      <text:p text:style-name="Standard"><text:s text:c="4"/>cout&lt;&lt;"1.SEARCH \n2. PRINT\n3. EXIT\n";</text:p>
      <text:p text:style-name="Standard"><text:s text:c="4"/></text:p>
      <text:p text:style-name="Standard"><text:s text:c="4"/>while(TRUE){</text:p>
      <text:p text:style-name="Standard"><text:s text:c="8"/>cout&lt;&lt;"ENTER YOUR CHOICE:\n";</text:p>
      <text:p text:style-name="Standard"><text:s text:c="8"/>cin&gt;&gt;s;</text:p>
      <text:p text:style-name="Standard"><text:s text:c="8"/>switch(s){</text:p>
      <text:p text:style-name="Standard"><text:s text:c="12"/>case 1: cout&lt;&lt;"Enter element to search:\n";</text:p>
      <text:p text:style-name="Standard"><text:s text:c="16"/>cin&gt;&gt;num; //alphabet to search</text:p>
      <text:p text:style-name="Standard"><text:s text:c="16"/>//searching a alphabet, if found return 'YES' else 'NO'</text:p>
      <text:p text:style-name="Standard"><text:s text:c="16"/>if(search(root,num)){</text:p>
      <text:p text:style-name="Standard"><text:s text:c="20"/>cout&lt;&lt;"YES\n";</text:p>
      <text:p text:style-name="Standard"><text:s text:c="16"/>}</text:p>
      <text:p text:style-name="Standard"><text:s text:c="16"/>if(!search(root,num)){</text:p>
      <text:p text:style-name="Standard"><text:s text:c="20"/>cout&lt;&lt;"NO\n";</text:p>
      <text:p text:style-name="Standard"><text:s text:c="16"/>}</text:p>
      <text:p text:style-name="Standard"><text:s text:c="16"/>break;</text:p>
      <text:p text:style-name="Standard"><text:s text:c="12"/>case 2: cout&lt;&lt;"Traversal of B+ tree : ";</text:p>
      <text:p text:style-name="Standard"><text:s text:c="16"/>print(root);</text:p>
      <text:p text:style-name="Standard"><text:s text:c="16"/>cout&lt;&lt;endl;</text:p>
      <text:p text:style-name="Standard"><text:s text:c="12"/>break;</text:p>
      <text:p text:style-name="Standard"/>
      <text:p text:style-name="Standard"><text:s text:c="12"/>case 3: exit(0);</text:p>
      <text:p text:style-name="Standard"><text:s text:c="8"/>}</text:p>
      <text:p text:style-name="Standard"><text:s text:c="4"/>}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5:16:16.305186484</meta:creation-date>
    <dc:date>2021-11-16T16:52:49.828993485</dc:date>
    <meta:editing-duration>PT3M44S</meta:editing-duration>
    <meta:editing-cycles>4</meta:editing-cycles>
    <meta:generator>LibreOffice/7.2.2.2$Linux_X86_64 LibreOffice_project/20$Build-2</meta:generator>
    <meta:document-statistic meta:table-count="0" meta:image-count="0" meta:object-count="0" meta:page-count="5" meta:paragraph-count="247" meta:word-count="614" meta:character-count="5308" meta:non-whitespace-character-count="2906"/>
  </office:meta>
</office:document-meta>
</file>